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1F000029D7AE1F13C9.svm"/>
  <manifest:file-entry manifest:media-type="" manifest:full-path="Pictures/2000000700003923000029D7931E4856.svm"/>
  <manifest:file-entry manifest:media-type="" manifest:full-path="Pictures/200000070000615600004F4C889ED555.svm"/>
  <manifest:file-entry manifest:media-type="" manifest:full-path="Pictures/20000007000039A2000029EDC59988C9.svm"/>
  <manifest:file-entry manifest:media-type="" manifest:full-path="Pictures/200000070000335A000021A842AEE1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007in solid #000000" fo:border-right="none" fo:border-top="0.0007in solid #000000" fo:border-bottom="0.0007in solid #000000"/>
    </style:style>
    <style:style style:name="DataValidation.C1" style:family="table-cell">
      <style:table-cell-properties fo:padding="0.0382in" fo:border="0.0007in solid #000000"/>
    </style:style>
    <style:style style:name="DataValidation.A2" style:family="table-cell">
      <style:table-cell-properties fo:padding="0.0382in" fo:border-left="0.0007in solid #000000" fo:border-right="none" fo:border-top="none" fo:border-bottom="0.0007in solid #000000"/>
    </style:style>
    <style:style style:name="DataValidation.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6"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8" style:family="paragraph" style:parent-style-name="Standard">
      <style:paragraph-properties fo:line-height="115%" fo:text-align="justify" style:justify-single-word="false" fo:break-before="auto" fo:break-after="auto" style:writing-mode="lr-tb"/>
      <style:text-properties fo:color="#999999"/>
    </style:style>
    <style:style style:name="P9"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10" style:family="paragraph" style:parent-style-name="Standard">
      <style:paragraph-properties fo:line-height="115%" fo:text-align="justify" style:justify-single-word="false" fo:break-before="page" style:writing-mode="lr-tb"/>
    </style:style>
    <style:style style:name="P11" style:family="paragraph" style:parent-style-name="Standard">
      <style:paragraph-properties fo:line-height="115%" fo:text-align="justify" style:justify-single-word="false" style:writing-mode="lr-tb"/>
    </style:style>
    <style:style style:name="P12"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3"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4"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5" style:family="paragraph" style:parent-style-name="Standard">
      <style:paragraph-properties fo:line-height="115%" fo:text-align="justify" style:justify-single-word="false" style:writing-mode="lr-tb"/>
      <style:text-properties fo:color="#000000"/>
    </style:style>
    <style:style style:name="P16"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17"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18" style:family="paragraph" style:parent-style-name="Standard">
      <style:paragraph-properties fo:line-height="115%" fo:text-align="justify" style:justify-single-word="false" style:writing-mode="lr-tb"/>
      <style:text-properties fo:color="#999999"/>
    </style:style>
    <style:style style:name="P19" style:family="paragraph" style:parent-style-name="Standard">
      <style:paragraph-properties fo:line-height="115%" fo:text-align="justify" style:justify-single-word="false" style:writing-mode="lr-tb"/>
      <style:text-properties fo:color="#999999" fo:font-size="25pt" fo:font-style="italic" fo:font-weight="bold" style:font-size-asian="25pt" style:font-style-asian="italic" style:font-weight-asian="bold" style:font-size-complex="25pt" style:font-style-complex="italic"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Standard" style:master-page-name="Standard">
      <style:paragraph-properties fo:line-height="115%" fo:text-align="center" style:justify-single-word="false" style:page-number="auto" fo:break-before="auto" fo:break-after="auto" style:writing-mode="lr-tb"/>
    </style:style>
    <style:style style:name="P22" style:family="paragraph" style:parent-style-name="Standard" style:list-style-name="L1">
      <style:paragraph-properties fo:line-height="115%" fo:text-align="justify" style:justify-single-word="false" fo:break-before="auto" fo:break-after="auto" style:writing-mode="lr-tb"/>
    </style:style>
    <style:style style:name="P23" style:family="paragraph" style:parent-style-name="Standard" style:list-style-name="L3">
      <style:paragraph-properties fo:line-height="115%" fo:text-align="justify" style:justify-single-word="false" fo:break-before="auto" fo:break-after="auto" style:writing-mode="lr-tb"/>
    </style:style>
    <style:style style:name="P24" style:family="paragraph" style:parent-style-name="Standard" style:list-style-name="L4">
      <style:paragraph-properties fo:line-height="115%" fo:text-align="justify" style:justify-single-word="false" fo:break-before="auto" fo:break-after="auto" style:writing-mode="lr-tb"/>
      <style:text-properties fo:font-weight="bold" style:font-weight-asian="bold" style:font-weight-complex="bold"/>
    </style:style>
    <style:style style:name="P25"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26" style:family="paragraph" style:parent-style-name="Standard">
      <style:paragraph-properties fo:line-height="115%" fo:text-align="justify" style:justify-single-word="false" style:writing-mode="lr-tb"/>
      <style:text-properties fo:color="#999999"/>
    </style:style>
    <style:style style:name="P27" style:family="paragraph" style:parent-style-name="Standard">
      <style:paragraph-properties fo:line-height="115%" fo:text-align="justify" style:justify-single-word="false" style:writing-mode="lr-tb"/>
      <style:text-properties fo:color="#000000"/>
    </style:style>
    <style:style style:name="P28" style:family="paragraph" style:parent-style-name="Standard">
      <style:paragraph-properties fo:line-height="115%" fo:text-align="justify" style:justify-single-word="false" fo:break-before="page" style:writing-mode="lr-tb"/>
      <style:text-properties fo:color="#000000"/>
    </style:style>
    <style:style style:name="T1" style:family="text">
      <style:text-properties fo:font-weight="bold" style:font-weight-asian="bold" style:font-weight-complex="bold"/>
    </style:style>
    <style:style style:name="T2" style:family="text">
      <style:text-properties fo:color="#999999"/>
    </style:style>
    <style:style style:name="T3" style:family="text">
      <style:text-properties fo:color="#999999" style:text-underline-style="solid" style:text-underline-width="auto" style:text-underline-color="font-color"/>
    </style:style>
    <style:style style:name="T4" style:family="text">
      <style:text-properties fo:font-size="9pt" style:font-size-asian="9pt" style:font-size-complex="9pt"/>
    </style:style>
    <style:style style:name="T5"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6" style:family="text">
      <style:text-properties style:use-window-font-color="true" style:font-name="Arial" fo:font-size="11pt" style:font-name-asian="Helvetica" style:font-size-asian="11pt" style:font-name-complex="Times New Roman" style:font-size-complex="11pt"/>
    </style:style>
    <style:style style:name="T7" style:family="text">
      <style:text-properties fo:font-size="25pt" fo:font-style="italic" fo:font-weight="bold" style:font-size-asian="25pt" style:font-style-asian="italic" style:font-weight-asian="bold" style:font-size-complex="25pt" style:font-style-complex="italic" style:font-weight-complex="bold"/>
    </style:style>
    <style:style style:name="T8"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kū</text:p>
      <text:p text:style-name="P2">User Interface Design Document</text:p>
      <text:p text:style-name="P2"/>
      <text:p text:style-name="P2"/>
      <text:p text:style-name="P2"><text:span text:style-name="T1">Table</text:span><text:span text:style-name="T1"> </text:span><text:span text:style-name="T1">of</text:span><text:span text:style-name="T1"> </text:span><text:span text:style-name="T1">Contents</text:span></text:p>
      <text:p text:style-name="P4"/>
      <text:p text:style-name="P7"/>
      <text:p text:style-name="P6"/>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10"><text:span text:style-name="T1">1. </text:span><text:span text:style-name="T1">Introduction</text:span></text:p>
      <text:p text:style-name="P3"/>
      <text:p text:style-name="P3"><text:tab/>1.1 Purpose of This Document</text:p>
      <text:p text:style-name="P3"/>
      <text:p text:style-name="P3">The purpose of this document is to show the user how to navigate and interact with the <text:span text:style-name="T5">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3"/>
      <text:p text:style-name="P3"><text:span text:style-name="T2">State</text:span><text:span text:style-name="T2"> </text:span><text:span text:style-name="T2">the</text:span><text:span text:style-name="T2"> </text:span><text:span text:style-name="T2">purpose</text:span><text:span text:style-name="T2"> </text:span><text:span text:style-name="T2">of</text:span><text:span text:style-name="T2"> </text:span><text:span text:style-name="T2">the</text:span><text:span text:style-name="T2"> </text:span><text:span text:style-name="T2">document</text:span><text:span text:style-name="T2"> </text:span><text:span text:style-name="T2">and</text:span><text:span text:style-name="T2"> </text:span><text:span text:style-name="T2">specify</text:span><text:span text:style-name="T2"> </text:span><text:span text:style-name="T2">the</text:span><text:span text:style-name="T2"> </text:span><text:span text:style-name="T2">intended</text:span><text:span text:style-name="T2"> </text:span><text:span text:style-name="T2">readership</text:span><text:span text:style-name="T2">. </text:span><text:span text:style-name="T2">Briefly</text:span><text:span text:style-name="T2"> </text:span><text:span text:style-name="T2">summarize</text:span><text:span text:style-name="T2"> </text:span><text:span text:style-name="T2">the</text:span><text:span text:style-name="T2"> </text:span><text:span text:style-name="T2">content</text:span><text:span text:style-name="T2">. [</text:span><text:span text:style-name="T2">One</text:span><text:span text:style-name="T2"> </text:span><text:span text:style-name="T2">paragraph</text:span><text:span text:style-name="T2">]</text:span></text:p>
      <text:p text:style-name="P3"/>
      <text:list xml:id="list7983882853422569709" text:style-name="L1">
        <text:list-item>
          <text:list>
            <text:list-item>
              <text:p text:style-name="P22">References</text:p>
            </text:list-item>
          </text:list>
        </text:list-item>
      </text:list>
      <text:p text:style-name="P3"/>
      <text:list xml:id="list6182312537448774555" text:style-name="L2">
        <text:list-item>
          <text:p text:style-name="P25">Dekū System Requirements</text:p>
        </text:list-item>
      </text:list>
      <text:p text:style-name="P11"/>
      <text:p text:style-name="P3"><text:span text:style-name="T2">Provide</text:span><text:span text:style-name="T2"> </text:span><text:span text:style-name="T2">a</text:span><text:span text:style-name="T2"> </text:span><text:span text:style-name="T2">list</text:span><text:span text:style-name="T2"> </text:span><text:span text:style-name="T2">of</text:span><text:span text:style-name="T2"> </text:span><text:span text:style-name="T2">all</text:span><text:span text:style-name="T2"> </text:span><text:span text:style-name="T2">applicable</text:span><text:span text:style-name="T2"> </text:span><text:span text:style-name="T2">and</text:span><text:span text:style-name="T2"> </text:span><text:span text:style-name="T2">referenced</text:span><text:span text:style-name="T2"> </text:span><text:span text:style-name="T2">documents</text:span><text:span text:style-name="T2"> </text:span><text:span text:style-name="T2">and</text:span><text:span text:style-name="T2"> </text:span><text:span text:style-name="T2">other</text:span><text:span text:style-name="T2"> </text:span><text:span text:style-name="T2">media</text:span><text:span text:style-name="T2"> </text:span><text:span text:style-name="T2">that</text:span><text:span text:style-name="T2"> </text:span><text:span text:style-name="T2">were</text:span><text:span text:style-name="T2"> </text:span><text:span text:style-name="T2">used</text:span><text:span text:style-name="T2"> </text:span><text:span text:style-name="T2">in</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e</text:span><text:span text:style-name="T2">.</text:span><text:span text:style-name="T2">g</text:span><text:span text:style-name="T2">., </text:span><text:span text:style-name="T2">user</text:span><text:span text:style-name="T2"> </text:span><text:span text:style-name="T2">interface</text:span><text:span text:style-name="T2"> </text:span><text:span text:style-name="T2">design</text:span><text:span text:style-name="T2"> </text:span><text:span text:style-name="T2">textbooks</text:span><text:span text:style-name="T2"> </text:span><text:span text:style-name="T2">or</text:span><text:span text:style-name="T2"> </text:span><text:span text:style-name="T2">websites</text:span><text:span text:style-name="T2">, </text:span><text:span text:style-name="T2">class</text:span><text:span text:style-name="T2"> </text:span><text:span text:style-name="T2">lecture</text:span><text:span text:style-name="T2"> </text:span><text:span text:style-name="T2">notes</text:span><text:span text:style-name="T2">). </text:span><text:span text:style-name="T2">See</text:span><text:span text:style-name="T2"> </text:span><text:span text:style-name="T2">the</text:span><text:span text:style-name="T2"> </text:span><text:span text:style-name="T2">Writing</text:span><text:span text:style-name="T2"> </text:span><text:span text:style-name="T2">Resources</text:span><text:span text:style-name="T2"> </text:span><text:span text:style-name="T2">on</text:span><text:span text:style-name="T2"> </text:span><text:span text:style-name="T2">Blackboard</text:span><text:span text:style-name="T2"> </text:span><text:span text:style-name="T2">for</text:span><text:span text:style-name="T2"> </text:span><text:span text:style-name="T2">the</text:span><text:span text:style-name="T2"> </text:span><text:span text:style-name="T2">appropriate</text:span><text:span text:style-name="T2"> </text:span><text:span text:style-name="T2">formats</text:span><text:span text:style-name="T2"> </text:span><text:span text:style-name="T2">for</text:span><text:span text:style-name="T2"> </text:span><text:span text:style-name="T2">references</text:span><text:span text:style-name="T2">.</text:span></text:p>
      <text:p text:style-name="P3"/>
      <text:p text:style-name="P3"/>
      <text:list xml:id="list448493981962479319" text:style-name="L3">
        <text:list-item>
          <text:p text:style-name="P23"><text:span text:style-name="T1">User</text:span><text:span text:style-name="T1"> Interface Standards</text:span></text:p>
        </text:list-item>
      </text:list>
      <text:p text:style-name="P5"/>
      <text:p text:style-name="P13">This section contains an overview of the design standards used in the <text:span text:style-name="T6">Dekū web application.</text:span></text:p>
      <text:p text:style-name="P12"/>
      <text:p text:style-name="P3">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3"/>
      <text:p text:style-name="P3">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3"/>
      <text:p text:style-name="P13">There are few buttons on this site. The header has a button for the site which directs to the home page with default filter settings (none). This button is located towards the upper left hand corner, which is indicated by the red box around the <text:span text:style-name="T6">Dekū label. There is also a button to login </text:span><text:soft-page-break/><text:span text:style-name="T6">(Figure 1.0) if you haven't done so already, which would change to a logout button if a user is currently logged in. Once logged in, there will be a button with</text:span> a user's user name and avatar, which redirects the user to his/her profile page.</text:p>
      <text:p text:style-name="P8"/>
      <text:p text:style-name="P3"><text:span text:style-name="T1">3. </text:span><text:span text:style-name="T1">User</text:span><text:span text:style-name="T1"> </text:span><text:span text:style-name="T1">Interface</text:span><text:span text:style-name="T1"> </text:span><text:span text:style-name="T1">Walkthrough</text:span></text:p>
      <text:p text:style-name="P8"/>
      <text:p text:style-name="P16">3.1.1 – Creating an Account</text:p>
      <text:p text:style-name="P15"/>
      <text:p text:style-name="P15">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dropbox” currently only lists “UMBC” since this web application is limited to UMBC students and faculty only as of Spiral 2. <text:s/>The implementation of opening this to different schools is being considered for Spiral 3. <text:s/>If a person tries to just register without filling out a portion or any of the fields, it will prompt to the user whichever fields need to be filled in, as shown in Figure 1.1. <text:s/>There is an additional check to make sure a user enters a .edu email address. <text:s/>If a user already has an account in the database, they may instead click “Login” at the top right hand corner and go from there.</text:p>
      <text:p text:style-name="P15"/>
      <text:p text:style-name="P16">3.1.2 – Logging In</text:p>
      <text:p text:style-name="P15"/>
      <text:p text:style-name="P15">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and that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text:p>
      <text:p text:style-name="P8"/>
      <text:p text:style-name="P28"><text:span text:style-name="T7">Figure 1.0 – Create an account</text:span></text:p>
      <text:p text:style-name="P8"><draw:frame draw:style-name="fr1" draw:name="graphics1" text:anchor-type="paragraph" svg:width="6.239in" svg:height="3.3925in" draw:z-index="0"><draw:image xlink:href="Pictures/200000070000335A000021A842AEE188.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8"><text:span text:style-name="T7">Figure 1.1 – </text:span><text:span text:style-name="T8">Information must be filled in</text:span></text:p>
      <text:p text:style-name="P18"><draw:frame draw:style-name="fr2" draw:name="graphics3" text:anchor-type="paragraph" svg:x="-0.2189in" svg:y="-0.0417in" svg:width="7.2091in" svg:height="5.2953in" draw:z-index="4"><draw:image xlink:href="Pictures/200000070000615600004F4C889ED555.svm"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5"><text:soft-page-break/><text:span text:style-name="T7">Figure 2.0 – Login page</text:span></text:p>
      <text:p text:style-name="P18"><draw:frame draw:style-name="fr1" draw:name="graphics2" text:anchor-type="paragraph" svg:width="6.6193in" svg:height="4.2256in" draw:z-index="1"><draw:image xlink:href="Pictures/20000007000039A2000029EDC59988C9.svm" xlink:type="simple" xlink:show="embed" xlink:actuate="onLoad"/></draw:frame></text:p>
      <text:p text:style-name="P18"/>
      <text:p text:style-name="P18"/>
      <text:p text:style-name="P18"/>
      <text:p text:style-name="P18"/>
      <text:p text:style-name="P18"/>
      <text:p text:style-name="P18"/>
      <text:p text:style-name="P1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text:soft-page-break/>Figure 2.1 – Login must be filled in</text:p>
      <text:p text:style-name="P19"><draw:frame draw:style-name="fr1" draw:name="graphics4" text:anchor-type="paragraph" svg:width="6.5425in" svg:height="4.2165in" draw:z-index="2"><draw:image xlink:href="Pictures/2000000700003B1F000029D7AE1F13C9.svm" xlink:type="simple" xlink:show="embed" xlink:actuate="onLoad"/></draw:frame></text:p>
      <text:p text:style-name="P19"/>
      <text:p text:style-name="P19"/>
      <text:p text:style-name="P19"/>
      <text:p text:style-name="P14"/>
      <text:p text:style-name="P14"/>
      <text:p text:style-name="P14"/>
      <text:p text:style-name="P14"/>
      <text:p text:style-name="P14"/>
      <text:p text:style-name="P14"><text:soft-page-break/>Figure 2.2 – Password reset</text:p>
      <text:p text:style-name="P18"><draw:frame draw:style-name="fr1" draw:name="graphics5" text:anchor-type="paragraph" svg:width="6.6173in" svg:height="4.2165in" draw:z-index="3"><draw:image xlink:href="Pictures/2000000700003923000029D7931E4856.svm" xlink:type="simple" xlink:show="embed" xlink:actuate="onLoad"/></draw:frame></text:p>
      <text:list xml:id="list2473082080109358774" text:style-name="L4">
        <text:list-item>
          <text:p text:style-name="P24">Data Validation</text:p>
        </text:list-item>
      </text:list>
      <text:p text:style-name="P12"/>
      <text:p text:style-name="P13">There are multiple data entry points in the <text:span text:style-name="T6">Dekū web application. Please refer to table 4.1 below for information regarding proper inputs and what the limitations of those data entry points are.</text:span></text:p>
      <text:p text:style-name="P12"/>
      <text:p text:style-name="P17">4.1 Data Validation Table</text:p>
      <table:table table:name="DataValidation" table:style-name="DataValidation">
        <table:table-column table:style-name="DataValidation.A" table:number-columns-repeated="3"/>
        <table:table-row>
          <table:table-cell table:style-name="DataValidation.A1" office:value-type="string">
            <text:p text:style-name="P20">Entry Location</text:p>
          </table:table-cell>
          <table:table-cell table:style-name="DataValidation.A1" office:value-type="string">
            <text:p text:style-name="P20">Data Type</text:p>
          </table:table-cell>
          <table:table-cell table:style-name="DataValidation.C1" office:value-type="string">
            <text:p text:style-name="P20">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5">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13"/>
      <text:p text:style-name="P3"/>
      <text:p text:style-name="P3"><text:span text:style-name="T2">Include</text:span><text:span text:style-name="T2"> </text:span><text:span text:style-name="T2">a</text:span><text:span text:style-name="T2"> </text:span><text:span text:style-name="T2">full</text:span><text:span text:style-name="T2"> </text:span><text:span text:style-name="T2">description</text:span><text:span text:style-name="T2"> </text:span><text:span text:style-name="T2">of</text:span><text:span text:style-name="T2"> </text:span><text:span text:style-name="T2">all</text:span><text:span text:style-name="T2"> </text:span><text:span text:style-name="T2">data</text:span><text:span text:style-name="T2"> </text:span><text:span text:style-name="T2">items</text:span><text:span text:style-name="T2"> </text:span><text:span text:style-name="T2">that</text:span><text:span text:style-name="T2"> </text:span><text:span text:style-name="T2">can</text:span><text:span text:style-name="T2"> </text:span><text:span text:style-name="T2">be</text:span><text:span text:style-name="T2"> </text:span><text:span text:style-name="T2">entered</text:span><text:span text:style-name="T2"> </text:span><text:span text:style-name="T2">into</text:span><text:span text:style-name="T2"> </text:span><text:span text:style-name="T2">the</text:span><text:span text:style-name="T2"> </text:span><text:span text:style-name="T2">system</text:span><text:span text:style-name="T2"> </text:span><text:span text:style-name="T2">by</text:span><text:span text:style-name="T2"> </text:span><text:span text:style-name="T2">the</text:span><text:span text:style-name="T2"> </text:span><text:span text:style-name="T2">user</text:span><text:span text:style-name="T2">. </text:span><text:span text:style-name="T2">The</text:span><text:span text:style-name="T2"> </text:span><text:span text:style-name="T2">description</text:span><text:span text:style-name="T2"> </text:span><text:span text:style-name="T2">should</text:span><text:span text:style-name="T2"> </text:span><text:span text:style-name="T2">include</text:span><text:span text:style-name="T2"> </text:span><text:span text:style-name="T2">the</text:span><text:span text:style-name="T2"> </text:span><text:span text:style-name="T2">item</text:span><text:span text:style-name="T2">’</text:span><text:span text:style-name="T2">s</text:span><text:span text:style-name="T2"> </text:span><text:span text:style-name="T2">basic</text:span><text:span text:style-name="T2"> </text:span><text:span text:style-name="T2">data</text:span><text:span text:style-name="T2"> </text:span><text:span text:style-name="T2">type</text:span><text:span text:style-name="T2"> (</text:span><text:span text:style-name="T2">e</text:span><text:span text:style-name="T2">.</text:span><text:span text:style-name="T2">g</text:span><text:span text:style-name="T2">., </text:span><text:span text:style-name="T2">integer</text:span><text:span text:style-name="T2">, </text:span><text:span text:style-name="T2">string</text:span><text:span text:style-name="T2">), </text:span><text:span text:style-name="T2">its</text:span><text:span text:style-name="T2"> </text:span><text:span text:style-name="T2">limits</text:span><text:span text:style-name="T2">, </text:span><text:span text:style-name="T2">and</text:span><text:span text:style-name="T2"> </text:span><text:span text:style-name="T2">its</text:span><text:span text:style-name="T2"> </text:span><text:span text:style-name="T2">allowable</text:span><text:span text:style-name="T2"> </text:span><text:span text:style-name="T2">format</text:span><text:span text:style-name="T2">(</text:span><text:span text:style-name="T2">s</text:span><text:span text:style-name="T2">). </text:span><text:span text:style-name="T2">Be</text:span><text:span text:style-name="T2"> </text:span><text:span text:style-name="T2">sure</text:span><text:span text:style-name="T2"> </text:span><text:span text:style-name="T2">to</text:span><text:span text:style-name="T2"> </text:span><text:span text:style-name="T2">uniquely</text:span><text:span text:style-name="T2"> </text:span><text:span text:style-name="T2">identify</text:span><text:span text:style-name="T2"> </text:span><text:span text:style-name="T2">each</text:span><text:span text:style-name="T2"> </text:span><text:span text:style-name="T2">data</text:span><text:span text:style-name="T2"> </text:span><text:span text:style-name="T2">item</text:span><text:span text:style-name="T2">. </text:span><text:span text:style-name="T2">For</text:span><text:span text:style-name="T2"> </text:span><text:span text:style-name="T2">example</text:span><text:span text:style-name="T2">, </text:span><text:span text:style-name="T2">if</text:span><text:span text:style-name="T2"> </text:span><text:span text:style-name="T2">you</text:span><text:span text:style-name="T2"> </text:span><text:span text:style-name="T2">are</text:span><text:span text:style-name="T2"> </text:span><text:span text:style-name="T2">using</text:span><text:span text:style-name="T2"> </text:span><text:span text:style-name="T2">a</text:span><text:span text:style-name="T2"> </text:span><text:span text:style-name="T2">GUI</text:span><text:span text:style-name="T2">, </text:span><text:span text:style-name="T2">a</text:span><text:span text:style-name="T2"> </text:span><text:span text:style-name="T2">data</text:span><text:span text:style-name="T2"> </text:span><text:span text:style-name="T2">time</text:span><text:span text:style-name="T2"> </text:span><text:span text:style-name="T2">can</text:span><text:span text:style-name="T2"> </text:span><text:span text:style-name="T2">be</text:span><text:span text:style-name="T2"> </text:span><text:span text:style-name="T2">identified</text:span><text:span text:style-name="T2"> </text:span><text:span text:style-name="T2">by</text:span><text:span text:style-name="T2"> </text:span><text:span text:style-name="T2">screen</text:span><text:span text:style-name="T2"> </text:span><text:span text:style-name="T2">name</text:span><text:span text:style-name="T2"> </text:span><text:span text:style-name="T2">and</text:span><text:span text:style-name="T2"> </text:span><text:span text:style-name="T2">data</text:span><text:span text:style-name="T2"> </text:span><text:span text:style-name="T2">item</text:span><text:span text:style-name="T2"> </text:span><text:span text:style-name="T2">label</text:span><text:span text:style-name="T2">. </text:span><text:span text:style-name="T2">A</text:span><text:span text:style-name="T2"> </text:span><text:span text:style-name="T2">tabular</text:span><text:span text:style-name="T2"> </text:span><text:span text:style-name="T2">format</text:span><text:span text:style-name="T2"> </text:span><text:span text:style-name="T2">works</text:span><text:span text:style-name="T2"> </text:span><text:span text:style-name="T2">well</text:span><text:span text:style-name="T2"> </text:span><text:span text:style-name="T2">for</text:span><text:span text:style-name="T2"> </text:span><text:span text:style-name="T2">the</text:span><text:span text:style-name="T2"> </text:span><text:span text:style-name="T2">data</text:span><text:span text:style-name="T2"> </text:span><text:span text:style-name="T2">validation</text:span><text:span text:style-name="T2"> </text:span><text:span text:style-name="T2">information</text:span><text:span text:style-name="T2">.</text:span></text:p>
      <text:p text:style-name="P8"/>
      <text:p text:style-name="P5"><text:soft-page-break/>Appendix A - Agreement Between Customer and Contractor</text:p>
      <text:p text:style-name="P8"><text:tab/></text:p>
      <text:p text:style-name="P3">The customer for the dekū social content and sharing site has agreed to this site and the User Interface components, which include the graphical appearance and page layout. This document contains agreed upon site layout and navigation content.</text:p>
      <text:p text:style-name="P3"/>
      <text:p text:style-name="P3">If changes to the requirements develop in the future, this document will be amended and all parties will sign off on the document to make sure that the changes are in accordance with the wishes of the customer.</text:p>
      <text:p text:style-name="P3"/>
      <text:p text:style-name="P5">Client</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9"/>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5"/>
      <text:p text:style-name="P5"/>
      <text:p text:style-name="P10"><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3"/>
      <text:p text:style-name="P8"><text:tab/> <text:tab/> <text:tab/></text:p>
      <text:p text:style-name="P3">This document affirms that all of the members of this team have contributed to and reviewed the material within this document. Any minor disagreements between members are listed below.</text:p>
      <text:p text:style-name="P3"/>
      <text:p text:style-name="P5">Team</text:p>
      <text:p text:style-name="P5"/>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Comments ________________________________________________________________________________________________________________________________________________________</text:p>
      <text:p text:style-name="P3"/>
      <text:p text:style-name="P3">Name _______________________________________________ Date ___________________</text:p>
      <text:p text:style-name="P3"><text:span text:style-name="T4"><text:tab/></text:span><text:span text:style-name="T4">Print</text:span></text:p>
      <text:p text:style-name="P3">Name _______________________________________________ Date ___________________</text:p>
      <text:p text:style-name="P3"><text:tab/><text:span text:style-name="T4">Signature</text:span></text:p>
      <text:p text:style-name="P3"><text:soft-page-break/>Comments ________________________________________________________________________________________________________________________________________________________</text:p>
      <text:p text:style-name="P5">Appendix C - Document Contributions</text:p>
      <text:p text:style-name="P3"/>
      <text:p text:style-name="P3"><text:span text:style-name="T2">Identify</text:span><text:span text:style-name="T2"> </text:span><text:span text:style-name="T2">how</text:span><text:span text:style-name="T2"> </text:span><text:span text:style-name="T2">each</text:span><text:span text:style-name="T2"> </text:span><text:span text:style-name="T2">member</text:span><text:span text:style-name="T2"> </text:span><text:span text:style-name="T2">contributed</text:span><text:span text:style-name="T2"> </text:span><text:span text:style-name="T2">to</text:span><text:span text:style-name="T2"> </text:span><text:span text:style-name="T2">the</text:span><text:span text:style-name="T2"> </text:span><text:span text:style-name="T2">creation</text:span><text:span text:style-name="T2"> </text:span><text:span text:style-name="T2">of</text:span><text:span text:style-name="T2"> </text:span><text:span text:style-name="T2">this</text:span><text:span text:style-name="T2"> </text:span><text:span text:style-name="T2">document</text:span><text:span text:style-name="T2">. </text:span><text:span text:style-name="T2">Include</text:span><text:span text:style-name="T2"> </text:span><text:span text:style-name="T2">what</text:span><text:span text:style-name="T2"> </text:span><text:span text:style-name="T2">sections</text:span><text:span text:style-name="T2"> </text:span><text:span text:style-name="T2">each</text:span><text:span text:style-name="T2"> </text:span><text:span text:style-name="T2">member</text:span><text:span text:style-name="T2"> </text:span><text:span text:style-name="T2">worked</text:span><text:span text:style-name="T2"> </text:span><text:span text:style-name="T2">on</text:span><text:span text:style-name="T2"> </text:span><text:span text:style-name="T2">and</text:span><text:span text:style-name="T2"> </text:span><text:span text:style-name="T2">an</text:span><text:span text:style-name="T2"> </text:span><text:span text:style-name="T2">estimate</text:span><text:span text:style-name="T2"> </text:span><text:span text:style-name="T2">of</text:span><text:span text:style-name="T2"> </text:span><text:span text:style-name="T2">the</text:span><text:span text:style-name="T2"> </text:span><text:span text:style-name="T2">percentage</text:span><text:span text:style-name="T2"> </text:span><text:span text:style-name="T2">of</text:span><text:span text:style-name="T2"> </text:span><text:span text:style-name="T2">work</text:span><text:span text:style-name="T2"> </text:span><text:span text:style-name="T2">they</text:span><text:span text:style-name="T2"> </text:span><text:span text:style-name="T2">contributed</text:span><text:span text:style-name="T2">. </text:span><text:span text:style-name="T2">Remember</text:span><text:span text:style-name="T2"> </text:span><text:span text:style-name="T2">that</text:span><text:span text:style-name="T2"> </text:span><text:span text:style-name="T2">each</text:span><text:span text:style-name="T2"> </text:span><text:span text:style-name="T2">team</text:span><text:span text:style-name="T2"> </text:span><text:span text:style-name="T2">member</text:span><text:span text:style-name="T2"> </text:span><text:span text:style-name="T3">must</text:span><text:span text:style-name="T2"> </text:span><text:span text:style-name="T2">contribute</text:span><text:span text:style-name="T2"> </text:span><text:span text:style-name="T2">to</text:span><text:span text:style-name="T2"> </text:span><text:span text:style-name="T2">the</text:span><text:span text:style-name="T2"> </text:span><text:span text:style-name="T2">writing</text:span><text:span text:style-name="T2"> (</text:span><text:span text:style-name="T2">includes</text:span><text:span text:style-name="T2"> </text:span><text:span text:style-name="T2">diagrams</text:span><text:span text:style-name="T2">) </text:span><text:span text:style-name="T2">of</text:span><text:span text:style-name="T2"> </text:span><text:span text:style-name="T2">each</text:span><text:span text:style-name="T2"> </text:span><text:span text:style-name="T2">document</text:span><text:span text:style-name="T2"> </text:span><text:span text:style-name="T2">produced</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
    <meta:initial-creator/>
    <meta:editing-cycles>44</meta:editing-cycles>
    <dc:date>2014-04-13T20:41:54.54</dc:date>
    <meta:editing-duration>P1DT3H49M11S</meta:editing-duration>
    <dc:creator>Raymond Chan</dc:creator>
    <meta:document-statistic meta:table-count="1" meta:image-count="5" meta:object-count="0" meta:page-count="11" meta:paragraph-count="108" meta:word-count="1302" meta:character-count="9479"/>
  </office:meta>
</office:document-meta>
</file>